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adornments="Normal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dee6ef" draw:textarea-horizontal-align="justify" draw:textarea-vertical-align="middle" draw:auto-grow-height="false" fo:min-height="2.329cm" fo:min-width="3.817cm" loext:decorative="false"/>
      <style:paragraph-properties style:writing-mode="lr-tb"/>
    </style:style>
    <style:style style:name="gr2" style:family="graphic" style:parent-style-name="objectwithoutfill">
      <style:graphic-properties svg:stroke-width="0.106cm" svg:stroke-color="#77bc65" draw:marker-start-width="0.359cm" draw:marker-end="Puntas_20_de_20_flecha_20_2" draw:marker-end-width="0.4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color="#3faf46" draw:fill-color="#afd095" draw:textarea-horizontal-align="justify" draw:textarea-vertical-align="middle" draw:auto-grow-height="false" fo:min-height="0.784cm" fo:min-width="0.678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ff6d6d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06cm" svg:stroke-color="#ff6d6d" draw:marker-start-width="0.359cm" draw:marker-end="Puntas_20_de_20_flecha_20_3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color="#ff6d6d" draw:fill-color="#ffa6a6" draw:textarea-horizontal-align="justify" draw:textarea-vertical-align="middle" draw:auto-grow-height="false" fo:min-height="0.971cm" fo:min-width="0.698cm" loext:decorative="false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2.355cm" fo:min-width="3.525cm" loext:decorative="false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112cm" fo:min-width="2.873cm" loext:decorative="false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067cm" fo:min-width="2.877cm" loext:decorative="false"/>
      <style:paragraph-properties style:writing-mode="lr-tb"/>
    </style:style>
    <style:style style:name="gr10" style:family="graphic" style:parent-style-name="objectwithoutfill">
      <style:graphic-properties svg:stroke-width="0.106cm" svg:stroke-color="#666666" draw:marker-start-width="0.359cm" draw:marker-end="Puntas_20_de_20_flecha_20_2" draw:marker-end-width="0.4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1.717cm" fo:min-width="4.924cm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dee6e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Microsoft YaHei" fo:font-size="10pt" style:font-size-asian="10pt" style:font-size-complex="10pt"/>
    </style:style>
    <style:style style:name="P5" style:family="paragraph">
      <loext:graphic-properties draw:fill-color="#afd095"/>
      <style:paragraph-properties fo:text-align="center"/>
      <style:text-properties style:font-name="Microsoft YaHei" fo:font-size="10pt" style:font-size-asian="10pt" style:font-size-complex="10pt"/>
    </style:style>
    <style:style style:name="P6" style:family="paragraph">
      <loext:graphic-properties draw:fill-color="#ffa6a6"/>
      <style:paragraph-properties fo:text-align="center"/>
      <style:text-properties style:font-name="Microsoft YaHei" fo:font-size="10pt" style:font-size-asian="10pt" style:font-size-complex="10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dee6ef"/>
      <style:paragraph-properties fo:text-align="center"/>
      <style:text-properties fo:font-size="13pt" style:font-size-asian="13pt" style:font-size-complex="13pt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dee6ef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-color="#dee6e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Microsoft YaHei"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317cm" svg:height="2.579cm" svg:x="2.196cm" svg:y="7.307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18cm" svg:y1="7.971cm" svg:x2="10.01cm" svg:y2="7.92cm">
          <text:p/>
        </draw:line>
        <draw:custom-shape draw:style-name="gr3" draw:text-style-name="P5" draw:layer="layout" svg:width="1.666cm" svg:height="1.462cm" svg:x="7.064cm" svg:y="7.2cm">
          <text:p text:style-name="P4"><text:span text:style-name="T2">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506cm" svg:y1="9.114cm" svg:x2="8.229cm" svg:y2="9.114cm">
          <text:p/>
        </draw:line>
        <draw:line draw:style-name="gr4" draw:text-style-name="P3" draw:layer="layout" svg:x1="8.18cm" svg:y1="9.06cm" svg:x2="8.176cm" svg:y2="12.274cm">
          <text:p/>
        </draw:line>
        <draw:line draw:style-name="gr4" draw:text-style-name="P3" draw:layer="layout" svg:x1="8.202cm" svg:y1="12.221cm" svg:x2="5.239cm" svg:y2="12.247cm">
          <text:p/>
        </draw:line>
        <draw:line draw:style-name="gr5" draw:text-style-name="P3" draw:layer="layout" svg:x1="5.265cm" svg:y1="12.3cm" svg:x2="5.239cm" svg:y2="9.949cm">
          <text:p/>
        </draw:line>
        <draw:custom-shape draw:style-name="gr6" draw:text-style-name="P6" draw:layer="layout" svg:width="1.692cm" svg:height="1.727cm" svg:x="5.981cm" svg:y="11.212cm">
          <text:p text:style-name="P4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4.025cm" svg:height="2.605cm" svg:x="10.024cm" svg:y="6.564cm">
          <text:p text:style-name="P7"><text:span text:style-name="T3">ESCRITORIO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19cm" svg:height="1.508cm" svg:x="15.849cm" svg:y="6.032cm">
          <text:p text:style-name="P9"><text:span text:style-name="T4">APLICACIONES</text:span></text:p>
          <text:p text:style-name="P9"><text:span text:style-name="T4">(CRM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519cm" svg:height="1.459cm" svg:x="15.875cm" svg:y="7.788cm">
          <text:p text:style-name="P9"><text:span text:style-name="T4">APLICACIONES</text:span></text:p>
          <text:p text:style-name="P9"><text:span text:style-name="T4">(CM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14.05cm" svg:y1="7.016cm" svg:x2="15.796cm" svg:y2="7.023cm">
          <text:p/>
        </draw:line>
        <draw:line draw:style-name="gr10" draw:text-style-name="P3" draw:layer="layout" svg:x1="14.077cm" svg:y1="8.533cm" svg:x2="15.875cm" svg:y2="8.531cm">
          <text:p/>
        </draw:line>
        <draw:custom-shape draw:style-name="gr11" draw:text-style-name="P12" draw:layer="layout" svg:width="5.636cm" svg:height="2.179cm" svg:x="22.357cm" svg:y="6.405cm">
          <text:p text:style-name="P11"><text:span text:style-name="T5">SUPERCONTRO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20.104cm" svg:y1="7.493cm" svg:x2="22.332cm" svg:y2="7.531cm">
          <text:p/>
        </draw:line>
        <draw:line draw:style-name="gr12" draw:text-style-name="P3" draw:layer="layout" svg:x1="19.394cm" svg:y1="8.729cm" svg:x2="20.056cm" svg:y2="8.732cm">
          <text:p/>
        </draw:line>
        <draw:line draw:style-name="gr12" draw:text-style-name="P3" draw:layer="layout" svg:x1="20.073cm" svg:y1="6.717cm" svg:x2="20.082cm" svg:y2="8.784cm">
          <text:p/>
        </draw:line>
        <draw:line draw:style-name="gr12" draw:text-style-name="P3" draw:layer="layout" svg:x1="19.364cm" svg:y1="6.762cm" svg:x2="20.125cm" svg:y2="6.7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adornments="Normal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4T16:02:06.327000000</meta:creation-date>
    <dc:date>2024-11-14T16:29:47.319000000</dc:date>
    <meta:editing-duration>PT16M36S</meta:editing-duration>
    <meta:editing-cycles>3</meta:editing-cycles>
    <meta:generator>LibreOffice/24.8.2.1$Windows_X86_64 LibreOffice_project/0f794b6e29741098670a3b95d60478a65d05ef13</meta:generator>
    <meta:document-statistic meta:object-count="18"/>
  </office:meta>
</office:document-meta>
</file>